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16df5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16df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16df5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16df5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16df5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3e3e4" officeooo:paragraph-rsid="00516df5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57504" officeooo:paragraph-rsid="00516df5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e468c" officeooo:paragraph-rsid="00516df5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b0f05" officeooo:paragraph-rsid="00516df5" style:font-size-asian="10pt" style:font-size-complex="10pt"/>
    </style:style>
    <style:style style:name="P27" style:family="paragraph" style:parent-style-name="Table_20_Contents">
      <style:text-properties fo:font-size="10pt" fo:language="en" fo:country="US" officeooo:paragraph-rsid="00516df5" style:font-size-asian="10pt" style:font-size-complex="10pt"/>
    </style:style>
    <style:style style:name="P28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9" style:family="paragraph" style:parent-style-name="Standard">
      <style:text-properties fo:font-size="10pt" fo:language="en" fo:country="US" officeooo:rsid="0019c138" officeooo:paragraph-rsid="00516df5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516df5" style:font-size-asian="10pt" style:font-size-complex="10pt"/>
    </style:style>
    <style:style style:name="P32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3" style:family="paragraph" style:parent-style-name="Standard">
      <style:text-properties fo:font-size="10pt" fo:language="en" fo:country="US" officeooo:rsid="002aaf87" officeooo:paragraph-rsid="00516df5" style:font-size-asian="10pt" style:font-size-complex="10pt"/>
    </style:style>
    <style:style style:name="P34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5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516df5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859d3" officeooo:paragraph-rsid="00516df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FEATURE <text:span text:style-name="T1"><text:s text:c="132"/></text:span></text:p>
      <text:p text:style-name="P30"/>
      <text:p text:style-name="P32">BEFORE START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3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UNIT TEST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0"/>
      <text:p text:style-name="P28">IMPLEMENTATION</text:p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LOCAL BUILD WITHOUT ERRORS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0">MERGE <text:span text:style-name="T3">HOTFIX / FEATURE </text:span>BRANCH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DELETE <text:span text:style-name="T3">HOTFIX / FEATURE </text:span>BRANCH</text:p>
          </table:table-cell>
          <table:table-cell table:style-name="Table2.B2" office:value-type="string">
            <text:p text:style-name="P20"/>
          </table:table-cell>
        </table:table-row>
      </table:table>
      <text:p text:style-name="P34"/>
      <text:p text:style-name="P38">RELEASE</text:p>
      <text:p text:style-name="P3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5"/>
      <text:p text:style-name="P3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FEATURE <text:span text:style-name="T1"><text:s text:c="132"/></text:span></text:p>
      <text:p text:style-name="P31"/>
      <text:p text:style-name="P33">BEFORE START</text:p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USER STORY / <text:span text:style-name="T2">REQUIREMENT</text:span> COMPLETE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9">USER STORY / <text:span text:style-name="T2">REQUIREMENT</text:span> IN ISSUE TRACKING SYSTEM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9">USER STORY / <text:span text:style-name="T2">REQUIREMENT</text:span> PRIORITIZED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2">DOES OUTLINE EXIST <text:span text:style-name="T5">(SEE DEVELOPMENT OUTLINE)</text:span>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2">HAS BEST SOLUTION BEEN CHOSEN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6">HAS OUTLINE BEEN REVIEWED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2"><text:span text:style-name="T8">IS CODE BASE </text:span>ACCESS<text:span text:style-name="T8">IBLE</text:span>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2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4"><text:bookmark-start text:name="__DdeLink__839_95226485123"/>BRANCH IF NECESSARY (HOTFIX, FEATURE)<text:bookmark-end text:name="__DdeLink__839_95226485123"/>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2"><text:span text:style-name="T8">ARE </text:span>UNIT TESTS RUNNING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2"><text:span text:style-name="T8">ARE </text:span>DEPENDENT SERVICES RUNNING</text:p>
          </table:table-cell>
          <table:table-cell table:style-name="Table3.B2" office:value-type="string">
            <text:p text:style-name="P27"/>
          </table:table-cell>
        </table:table-row>
      </table:table>
      <text:p text:style-name="P31"/>
      <text:p text:style-name="P29">IMPLEMENTATION</text:p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SEE DEVELOPMENT PROGRESS SHEET</text:p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6"><text:span text:style-name="T7">HAS CODE BEEN </text:span>REVIEW<text:span text:style-name="T6">ED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LOCAL BUILD WITHOUT ERRORS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2">MERGE <text:span text:style-name="T3">HOTFIX / FEATURE </text:span>BRANCH</text:p>
          </table:table-cell>
          <table:table-cell table:style-name="Table4.B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2">DELETE <text:span text:style-name="T3">HOTFIX / FEATURE </text:span>BRANCH IF</text:p>
          </table:table-cell>
          <table:table-cell table:style-name="Table4.B2" office:value-type="string">
            <text:p text:style-name="P22"/>
          </table:table-cell>
        </table:table-row>
      </table:table>
      <text:p text:style-name="P36"/>
      <text:p text:style-name="P39">RELEASE</text:p>
      <text:p text:style-name="P3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SEE <text:span text:style-name="T4">RELEASE</text:span> <text:span text:style-name="T4">CHECKLIST</text:span></text:p>
          </table:table-cell>
          <table:table-cell table:style-name="Table6.B1" office:value-type="string">
            <text:p text:style-name="P6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9T19:18:30.393894555</dc:date>
    <meta:editing-duration>PT1H9M31S</meta:editing-duration>
    <meta:editing-cycles>43</meta:editing-cycles>
    <meta:generator>LibreOffice/5.1.6.2$Linux_X86_64 LibreOffice_project/10m0$Build-2</meta:generator>
    <meta:document-statistic meta:table-count="6" meta:image-count="0" meta:object-count="0" meta:page-count="1" meta:paragraph-count="42" meta:word-count="173" meta:character-count="1391" meta:non-whitespace-character-count="994"/>
  </office:meta>
</office:document-meta>
</file>